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10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10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45" office:value-type="float" office:value="7950" calcext:value-type="float">
            <text:p>79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10"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10"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0"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10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10"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6850" calcext:value-type="float">
            <text:p>68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600" calcext:value-type="float">
            <text:p>5600</text:p>
          </table:table-cell>
          <table:table-cell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950" calcext:value-type="float">
            <text:p>59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10"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10"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10" office:value-type="float" office:value="-700" calcext:value-type="float">
            <text:p>-700</text:p>
          </table:table-cell>
          <table:table-cell office:value-type="float" office:value="7700" calcext:value-type="float">
            <text:p>770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10"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9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number-columns-repeated="3"/>
          <table:table-cell table:style-name="ce2" table:formula="of:=SUM([.B38:.F38])" office:value-type="float" office:value="16600" calcext:value-type="float">
            <text:p>166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898.245614035088" calcext:value-type="float">
            <text:p>898.2456140351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table:formula="of:=SUM([.C67:.F67])" office:value-type="float" office:value="431.578947368421" calcext:value-type="float">
            <text:p>431.5789473684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898.245614035088" calcext:value-type="float">
            <text:p>898.2456140351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898.245614035088" calcext:value-type="float">
            <text:p>898.2456140351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Tina</text:p>
          </table:table-cell>
          <table:table-cell office:value-type="string" calcext:value-type="string">
            <text:p>- Ani</text:p>
          </table:table-cell>
          <table:table-cell table:style-name="ce3"/>
          <table:table-cell table:number-columns-repeated="3"/>
          <table:table-cell table:formula="of:=SUM([.C67:.F67])" office:value-type="float" office:value="431.578947368421" calcext:value-type="float">
            <text:p>431.5789473684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table:number-columns-repeated="4"/>
          <table:table-cell table:formula="of:=SUM([.B67:.F67])" office:value-type="float" office:value="898.245614035088" calcext:value-type="float">
            <text:p>898.245614035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table:number-columns-repeated="4"/>
          <table:table-cell table:formula="of:=SUM([.C67:.F67])" office:value-type="float" office:value="431.578947368421" calcext:value-type="float">
            <text:p>431.5789473684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5"/>
          <table:table-cell table:formula="of:=SUM([.B67:.F67])" office:value-type="float" office:value="898.245614035088" calcext:value-type="float">
            <text:p>898.2456140351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898.245614035088" calcext:value-type="float">
            <text:p>898.24561403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D67])" office:value-type="float" office:value="898.245614035088" calcext:value-type="float">
            <text:p>898.2456140351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];[.C67];[.D67];[.F67])" office:value-type="float" office:value="898.245614035088" calcext:value-type="float">
            <text:p>898.2456140351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D67];[.E67])" office:value-type="float" office:value="898.245614035088" calcext:value-type="float">
            <text:p>898.2456140351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67];[.F67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7000" calcext:value-type="float">
            <text:p>7000</text:p>
          </table:table-cell>
          <table:table-cell/>
        </table:table-row>
        <table:table-row table:style-name="ro3">
          <table:table-cell table:number-columns-repeated="7"/>
          <table:table-cell table:formula="of:=SUM([.B67];[.C67];[.D67];[.F67])" office:value-type="float" office:value="898.245614035088" calcext:value-type="float">
            <text:p>898.2456140351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D67];[.F67])" office:value-type="float" office:value="898.245614035088" calcext:value-type="float">
            <text:p>898.2456140351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898.245614035088" calcext:value-type="float">
            <text:p>898.2456140351</text:p>
          </table:table-cell>
          <table:table-cell office:value-type="string" calcext:value-type="string">
            <text:p>Artsvi</text:p>
          </table:table-cell>
          <table:table-cell table:number-columns-repeated="2"/>
        </table:table-row>
        <table:table-row table:style-name="ro3">
          <table:table-cell/>
          <table:table-cell table:formula="of:=[.B38]/18" office:value-type="float" office:value="466.666666666667" calcext:value-type="float">
            <text:p>466.6666666667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1" office:value-type="float" office:value="0" calcext:value-type="float">
            <text:p>0</text:p>
          </table:table-cell>
          <table:table-cell table:formula="of:=[.E38]/21" office:value-type="float" office:value="0" calcext:value-type="float">
            <text:p>0</text:p>
          </table:table-cell>
          <table:table-cell table:formula="of:=[.F38]/21" office:value-type="float" office:value="0" calcext:value-type="float">
            <text:p>0</text:p>
          </table:table-cell>
          <table:table-cell/>
          <table:table-cell table:formula="of:=SUM([.D6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2" table:formula="of:=SUM([.H39:.H66])" office:value-type="float" office:value="21954.3859649123" calcext:value-type="float">
            <text:p>21954.3859649123</text:p>
          </table:table-cell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0:02:35.353449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7T11:19:15.920615344</dc:date>
    <meta:editing-duration>P7DT14H59M55S</meta:editing-duration>
    <meta:editing-cycles>2570</meta:editing-cycles>
    <meta:generator>LibreOffice/4.2.8.2$Linux_X86_64 LibreOffice_project/420m0$Build-2</meta:generator>
    <meta:document-statistic meta:table-count="15" meta:cell-count="6482" meta:object-count="0"/>
  </office:meta>
</office:document-meta>
</file>